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9024in" svg:y="0.6457in">
            <draw:object draw:notify-on-update-of-ranges="Sheet1.B1:Sheet1.B200 Sheet1.D1:Sheet1.D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-0.020213" calcext:value-type="float">
            <text:p>-0.0202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</text:p>
          </table:table-cell>
          <table:table-cell office:value-type="float" office:value="-0.020199" calcext:value-type="float">
            <text:p>-0.0201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</text:p>
          </table:table-cell>
          <table:table-cell office:value-type="float" office:value="-0.020165" calcext:value-type="float">
            <text:p>-0.0201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float" office:value="-0.020112" calcext:value-type="float">
            <text:p>-0.0201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y</text:p>
          </table:table-cell>
          <table:table-cell office:value-type="float" office:value="-0.020038" calcext:value-type="float">
            <text:p>-0.0200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y</text:p>
          </table:table-cell>
          <table:table-cell office:value-type="float" office:value="-0.019945" calcext:value-type="float">
            <text:p>-0.0199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y</text:p>
          </table:table-cell>
          <table:table-cell office:value-type="float" office:value="-0.019833" calcext:value-type="float">
            <text:p>-0.0198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y</text:p>
          </table:table-cell>
          <table:table-cell office:value-type="float" office:value="-0.0197" calcext:value-type="float">
            <text:p>-0.01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y</text:p>
          </table:table-cell>
          <table:table-cell office:value-type="float" office:value="-0.019549" calcext:value-type="float">
            <text:p>-0.0195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y</text:p>
          </table:table-cell>
          <table:table-cell office:value-type="float" office:value="-0.019378" calcext:value-type="float">
            <text:p>-0.0193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y</text:p>
          </table:table-cell>
          <table:table-cell office:value-type="float" office:value="-0.019188" calcext:value-type="float">
            <text:p>-0.0191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y</text:p>
          </table:table-cell>
          <table:table-cell office:value-type="float" office:value="-0.018979" calcext:value-type="float">
            <text:p>-0.0189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y</text:p>
          </table:table-cell>
          <table:table-cell office:value-type="float" office:value="-0.018752" calcext:value-type="float">
            <text:p>-0.0187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y</text:p>
          </table:table-cell>
          <table:table-cell office:value-type="float" office:value="-0.018506" calcext:value-type="float">
            <text:p>-0.0185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y</text:p>
          </table:table-cell>
          <table:table-cell office:value-type="float" office:value="-0.018243" calcext:value-type="float">
            <text:p>-0.0182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y</text:p>
          </table:table-cell>
          <table:table-cell office:value-type="float" office:value="-0.017961" calcext:value-type="float">
            <text:p>-0.01796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y</text:p>
          </table:table-cell>
          <table:table-cell office:value-type="float" office:value="-0.017662" calcext:value-type="float">
            <text:p>-0.0176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y</text:p>
          </table:table-cell>
          <table:table-cell office:value-type="float" office:value="-0.017345" calcext:value-type="float">
            <text:p>-0.0173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y</text:p>
          </table:table-cell>
          <table:table-cell office:value-type="float" office:value="-0.017012" calcext:value-type="float">
            <text:p>-0.0170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y</text:p>
          </table:table-cell>
          <table:table-cell office:value-type="float" office:value="-0.016662" calcext:value-type="float">
            <text:p>-0.0166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  <table:table-cell office:value-type="float" office:value="-0.016295" calcext:value-type="float">
            <text:p>-0.0162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y</text:p>
          </table:table-cell>
          <table:table-cell office:value-type="float" office:value="-0.015913" calcext:value-type="float">
            <text:p>-0.0159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y</text:p>
          </table:table-cell>
          <table:table-cell office:value-type="float" office:value="-0.015515" calcext:value-type="float">
            <text:p>-0.0155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y</text:p>
          </table:table-cell>
          <table:table-cell office:value-type="float" office:value="-0.015102" calcext:value-type="float">
            <text:p>-0.0151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y</text:p>
          </table:table-cell>
          <table:table-cell office:value-type="float" office:value="-0.014674" calcext:value-type="float">
            <text:p>-0.0146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y</text:p>
          </table:table-cell>
          <table:table-cell office:value-type="float" office:value="-0.014232" calcext:value-type="float">
            <text:p>-0.0142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y</text:p>
          </table:table-cell>
          <table:table-cell office:value-type="float" office:value="-0.013777" calcext:value-type="float">
            <text:p>-0.0137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y</text:p>
          </table:table-cell>
          <table:table-cell office:value-type="float" office:value="-0.013307" calcext:value-type="float">
            <text:p>-0.0133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y</text:p>
          </table:table-cell>
          <table:table-cell office:value-type="float" office:value="-0.012825" calcext:value-type="float">
            <text:p>-0.0128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y</text:p>
          </table:table-cell>
          <table:table-cell office:value-type="float" office:value="-0.01233" calcext:value-type="float">
            <text:p>-0.012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y</text:p>
          </table:table-cell>
          <table:table-cell office:value-type="float" office:value="-0.011824" calcext:value-type="float">
            <text:p>-0.01182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y</text:p>
          </table:table-cell>
          <table:table-cell office:value-type="float" office:value="-0.011305" calcext:value-type="float">
            <text:p>-0.0113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y</text:p>
          </table:table-cell>
          <table:table-cell office:value-type="float" office:value="-0.010776" calcext:value-type="float">
            <text:p>-0.01077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y</text:p>
          </table:table-cell>
          <table:table-cell office:value-type="float" office:value="-0.010236" calcext:value-type="float">
            <text:p>-0.01023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y</text:p>
          </table:table-cell>
          <table:table-cell office:value-type="float" office:value="-0.009687" calcext:value-type="float">
            <text:p>-0.0096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y</text:p>
          </table:table-cell>
          <table:table-cell office:value-type="float" office:value="-0.009128" calcext:value-type="float">
            <text:p>-0.0091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y</text:p>
          </table:table-cell>
          <table:table-cell office:value-type="float" office:value="-0.00856" calcext:value-type="float">
            <text:p>-0.008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y</text:p>
          </table:table-cell>
          <table:table-cell office:value-type="float" office:value="-0.007984" calcext:value-type="float">
            <text:p>-0.0079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y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y</text:p>
          </table:table-cell>
          <table:table-cell office:value-type="float" office:value="-0.006809" calcext:value-type="float">
            <text:p>-0.0068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y</text:p>
          </table:table-cell>
          <table:table-cell office:value-type="float" office:value="-0.006211" calcext:value-type="float">
            <text:p>-0.0062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y</text:p>
          </table:table-cell>
          <table:table-cell office:value-type="float" office:value="-0.005607" calcext:value-type="float">
            <text:p>-0.0056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y</text:p>
          </table:table-cell>
          <table:table-cell office:value-type="float" office:value="-0.004998" calcext:value-type="float">
            <text:p>-0.0049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y</text:p>
          </table:table-cell>
          <table:table-cell office:value-type="float" office:value="-0.004384" calcext:value-type="float">
            <text:p>-0.0043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y</text:p>
          </table:table-cell>
          <table:table-cell office:value-type="float" office:value="-0.003765" calcext:value-type="float">
            <text:p>-0.0037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y</text:p>
          </table:table-cell>
          <table:table-cell office:value-type="float" office:value="-0.003143" calcext:value-type="float">
            <text:p>-0.0031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y</text:p>
          </table:table-cell>
          <table:table-cell office:value-type="float" office:value="-0.002518" calcext:value-type="float">
            <text:p>-0.0025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y</text:p>
          </table:table-cell>
          <table:table-cell office:value-type="float" office:value="-0.001891" calcext:value-type="float">
            <text:p>-0.0018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y</text:p>
          </table:table-cell>
          <table:table-cell office:value-type="float" office:value="-0.001262" calcext:value-type="float">
            <text:p>-0.0012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y</text:p>
          </table:table-cell>
          <table:table-cell office:value-type="float" office:value="-0.000631" calcext:value-type="float">
            <text:p>-0.0006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y</text:p>
          </table:table-cell>
          <table:table-cell office:value-type="float" office:value="0.000631" calcext:value-type="float">
            <text:p>0.0006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y</text:p>
          </table:table-cell>
          <table:table-cell office:value-type="float" office:value="0.001262" calcext:value-type="float">
            <text:p>0.0012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y</text:p>
          </table:table-cell>
          <table:table-cell office:value-type="float" office:value="0.001891" calcext:value-type="float">
            <text:p>0.0018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y</text:p>
          </table:table-cell>
          <table:table-cell office:value-type="float" office:value="0.002518" calcext:value-type="float">
            <text:p>0.0025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y</text:p>
          </table:table-cell>
          <table:table-cell office:value-type="float" office:value="0.003143" calcext:value-type="float">
            <text:p>0.0031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y</text:p>
          </table:table-cell>
          <table:table-cell office:value-type="float" office:value="0.003765" calcext:value-type="float">
            <text:p>0.0037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y</text:p>
          </table:table-cell>
          <table:table-cell office:value-type="float" office:value="0.004384" calcext:value-type="float">
            <text:p>0.0043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y</text:p>
          </table:table-cell>
          <table:table-cell office:value-type="float" office:value="0.004998" calcext:value-type="float">
            <text:p>0.0049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y</text:p>
          </table:table-cell>
          <table:table-cell office:value-type="float" office:value="0.005607" calcext:value-type="float">
            <text:p>0.0056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</text:p>
          </table:table-cell>
          <table:table-cell office:value-type="float" office:value="0.006211" calcext:value-type="float">
            <text:p>0.0062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y</text:p>
          </table:table-cell>
          <table:table-cell office:value-type="float" office:value="0.006809" calcext:value-type="float">
            <text:p>0.0068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y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y</text:p>
          </table:table-cell>
          <table:table-cell office:value-type="float" office:value="0.007984" calcext:value-type="float">
            <text:p>0.0079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y</text:p>
          </table:table-cell>
          <table:table-cell office:value-type="float" office:value="0.00856" calcext:value-type="float">
            <text:p>0.008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y</text:p>
          </table:table-cell>
          <table:table-cell office:value-type="float" office:value="0.009128" calcext:value-type="float">
            <text:p>0.0091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y</text:p>
          </table:table-cell>
          <table:table-cell office:value-type="float" office:value="0.009687" calcext:value-type="float">
            <text:p>0.0096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y</text:p>
          </table:table-cell>
          <table:table-cell office:value-type="float" office:value="0.010236" calcext:value-type="float">
            <text:p>0.01023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y</text:p>
          </table:table-cell>
          <table:table-cell office:value-type="float" office:value="0.010776" calcext:value-type="float">
            <text:p>0.01077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y</text:p>
          </table:table-cell>
          <table:table-cell office:value-type="float" office:value="0.011305" calcext:value-type="float">
            <text:p>0.0113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</text:p>
          </table:table-cell>
          <table:table-cell office:value-type="float" office:value="0.011824" calcext:value-type="float">
            <text:p>0.01182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y</text:p>
          </table:table-cell>
          <table:table-cell office:value-type="float" office:value="0.01233" calcext:value-type="float">
            <text:p>0.012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y</text:p>
          </table:table-cell>
          <table:table-cell office:value-type="float" office:value="0.012825" calcext:value-type="float">
            <text:p>0.0128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y</text:p>
          </table:table-cell>
          <table:table-cell office:value-type="float" office:value="0.013307" calcext:value-type="float">
            <text:p>0.0133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y</text:p>
          </table:table-cell>
          <table:table-cell office:value-type="float" office:value="0.013777" calcext:value-type="float">
            <text:p>0.0137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office:value-type="float" office:value="0.014232" calcext:value-type="float">
            <text:p>0.0142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y</text:p>
          </table:table-cell>
          <table:table-cell office:value-type="float" office:value="0.014674" calcext:value-type="float">
            <text:p>0.0146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y</text:p>
          </table:table-cell>
          <table:table-cell office:value-type="float" office:value="0.015102" calcext:value-type="float">
            <text:p>0.0151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y</text:p>
          </table:table-cell>
          <table:table-cell office:value-type="float" office:value="0.015515" calcext:value-type="float">
            <text:p>0.0155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y</text:p>
          </table:table-cell>
          <table:table-cell office:value-type="float" office:value="0.015913" calcext:value-type="float">
            <text:p>0.0159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y</text:p>
          </table:table-cell>
          <table:table-cell office:value-type="float" office:value="0.016295" calcext:value-type="float">
            <text:p>0.0162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y</text:p>
          </table:table-cell>
          <table:table-cell office:value-type="float" office:value="0.016662" calcext:value-type="float">
            <text:p>0.0166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y</text:p>
          </table:table-cell>
          <table:table-cell office:value-type="float" office:value="0.017012" calcext:value-type="float">
            <text:p>0.0170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y</text:p>
          </table:table-cell>
          <table:table-cell office:value-type="float" office:value="0.017345" calcext:value-type="float">
            <text:p>0.0173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y</text:p>
          </table:table-cell>
          <table:table-cell office:value-type="float" office:value="0.017662" calcext:value-type="float">
            <text:p>0.0176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y</text:p>
          </table:table-cell>
          <table:table-cell office:value-type="float" office:value="0.017961" calcext:value-type="float">
            <text:p>0.01796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y</text:p>
          </table:table-cell>
          <table:table-cell office:value-type="float" office:value="0.018243" calcext:value-type="float">
            <text:p>0.0182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y</text:p>
          </table:table-cell>
          <table:table-cell office:value-type="float" office:value="0.018506" calcext:value-type="float">
            <text:p>0.0185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y</text:p>
          </table:table-cell>
          <table:table-cell office:value-type="float" office:value="0.018752" calcext:value-type="float">
            <text:p>0.0187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y</text:p>
          </table:table-cell>
          <table:table-cell office:value-type="float" office:value="0.018979" calcext:value-type="float">
            <text:p>0.0189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y</text:p>
          </table:table-cell>
          <table:table-cell office:value-type="float" office:value="0.019188" calcext:value-type="float">
            <text:p>0.0191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y</text:p>
          </table:table-cell>
          <table:table-cell office:value-type="float" office:value="0.019378" calcext:value-type="float">
            <text:p>0.0193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y</text:p>
          </table:table-cell>
          <table:table-cell office:value-type="float" office:value="0.019549" calcext:value-type="float">
            <text:p>0.0195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y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y</text:p>
          </table:table-cell>
          <table:table-cell office:value-type="float" office:value="0.019833" calcext:value-type="float">
            <text:p>0.0198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y</text:p>
          </table:table-cell>
          <table:table-cell office:value-type="float" office:value="0.019945" calcext:value-type="float">
            <text:p>0.0199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y</text:p>
          </table:table-cell>
          <table:table-cell office:value-type="float" office:value="0.020038" calcext:value-type="float">
            <text:p>0.0200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y</text:p>
          </table:table-cell>
          <table:table-cell office:value-type="float" office:value="0.020112" calcext:value-type="float">
            <text:p>0.0201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y</text:p>
          </table:table-cell>
          <table:table-cell office:value-type="float" office:value="0.020165" calcext:value-type="float">
            <text:p>0.0201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y</text:p>
          </table:table-cell>
          <table:table-cell office:value-type="float" office:value="0.020199" calcext:value-type="float">
            <text:p>0.0201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office:value-type="float" office:value="0.020213" calcext:value-type="float">
            <text:p>0.0202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y</text:p>
          </table:table-cell>
          <table:table-cell office:value-type="float" office:value="0.020206" calcext:value-type="float">
            <text:p>0.0202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y</text:p>
          </table:table-cell>
          <table:table-cell office:value-type="float" office:value="0.02018" calcext:value-type="float">
            <text:p>0.020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y</text:p>
          </table:table-cell>
          <table:table-cell office:value-type="float" office:value="0.020134" calcext:value-type="float">
            <text:p>0.0201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y</text:p>
          </table:table-cell>
          <table:table-cell office:value-type="float" office:value="0.020068" calcext:value-type="float">
            <text:p>0.02006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y</text:p>
          </table:table-cell>
          <table:table-cell office:value-type="float" office:value="0.019982" calcext:value-type="float">
            <text:p>0.0199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y</text:p>
          </table:table-cell>
          <table:table-cell office:value-type="float" office:value="0.019877" calcext:value-type="float">
            <text:p>0.0198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y</text:p>
          </table:table-cell>
          <table:table-cell office:value-type="float" office:value="0.019752" calcext:value-type="float">
            <text:p>0.0197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y</text:p>
          </table:table-cell>
          <table:table-cell office:value-type="float" office:value="0.019607" calcext:value-type="float">
            <text:p>0.0196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y</text:p>
          </table:table-cell>
          <table:table-cell office:value-type="float" office:value="0.019442" calcext:value-type="float">
            <text:p>0.0194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y</text:p>
          </table:table-cell>
          <table:table-cell office:value-type="float" office:value="0.019259" calcext:value-type="float">
            <text:p>0.0192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y</text:p>
          </table:table-cell>
          <table:table-cell office:value-type="float" office:value="0.019056" calcext:value-type="float">
            <text:p>0.0190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y</text:p>
          </table:table-cell>
          <table:table-cell office:value-type="float" office:value="0.018835" calcext:value-type="float">
            <text:p>0.0188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y</text:p>
          </table:table-cell>
          <table:table-cell office:value-type="float" office:value="0.018594" calcext:value-type="float">
            <text:p>0.0185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</text:p>
          </table:table-cell>
          <table:table-cell office:value-type="float" office:value="0.018335" calcext:value-type="float">
            <text:p>0.0183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y</text:p>
          </table:table-cell>
          <table:table-cell office:value-type="float" office:value="0.018058" calcext:value-type="float">
            <text:p>0.0180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y</text:p>
          </table:table-cell>
          <table:table-cell office:value-type="float" office:value="0.017763" calcext:value-type="float">
            <text:p>0.0177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y</text:p>
          </table:table-cell>
          <table:table-cell office:value-type="float" office:value="0.017451" calcext:value-type="float">
            <text:p>0.0174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y</text:p>
          </table:table-cell>
          <table:table-cell office:value-type="float" office:value="0.017121" calcext:value-type="float">
            <text:p>0.01712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y</text:p>
          </table:table-cell>
          <table:table-cell office:value-type="float" office:value="0.016774" calcext:value-type="float">
            <text:p>0.0167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y</text:p>
          </table:table-cell>
          <table:table-cell office:value-type="float" office:value="0.01641" calcext:value-type="float">
            <text:p>0.016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y</text:p>
          </table:table-cell>
          <table:table-cell office:value-type="float" office:value="0.01603" calcext:value-type="float">
            <text:p>0.016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y</text:p>
          </table:table-cell>
          <table:table-cell office:value-type="float" office:value="0.015633" calcext:value-type="float">
            <text:p>0.0156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y</text:p>
          </table:table-cell>
          <table:table-cell office:value-type="float" office:value="0.015222" calcext:value-type="float">
            <text:p>0.01522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y</text:p>
          </table:table-cell>
          <table:table-cell office:value-type="float" office:value="0.014795" calcext:value-type="float">
            <text:p>0.0147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y</text:p>
          </table:table-cell>
          <table:table-cell office:value-type="float" office:value="0.014353" calcext:value-type="float">
            <text:p>0.0143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y</text:p>
          </table:table-cell>
          <table:table-cell office:value-type="float" office:value="0.013897" calcext:value-type="float">
            <text:p>0.0138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y</text:p>
          </table:table-cell>
          <table:table-cell office:value-type="float" office:value="0.013427" calcext:value-type="float">
            <text:p>0.0134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y</text:p>
          </table:table-cell>
          <table:table-cell office:value-type="float" office:value="0.012943" calcext:value-type="float">
            <text:p>0.0129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y</text:p>
          </table:table-cell>
          <table:table-cell office:value-type="float" office:value="0.012447" calcext:value-type="float">
            <text:p>0.0124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y</text:p>
          </table:table-cell>
          <table:table-cell office:value-type="float" office:value="0.011938" calcext:value-type="float">
            <text:p>0.0119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y</text:p>
          </table:table-cell>
          <table:table-cell office:value-type="float" office:value="0.011417" calcext:value-type="float">
            <text:p>0.0114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y</text:p>
          </table:table-cell>
          <table:table-cell office:value-type="float" office:value="0.010885" calcext:value-type="float">
            <text:p>0.0108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y</text:p>
          </table:table-cell>
          <table:table-cell office:value-type="float" office:value="0.010342" calcext:value-type="float">
            <text:p>0.0103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y</text:p>
          </table:table-cell>
          <table:table-cell office:value-type="float" office:value="0.009788" calcext:value-type="float">
            <text:p>0.0097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y</text:p>
          </table:table-cell>
          <table:table-cell office:value-type="float" office:value="0.009225" calcext:value-type="float">
            <text:p>0.0092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y</text:p>
          </table:table-cell>
          <table:table-cell office:value-type="float" office:value="0.008653" calcext:value-type="float">
            <text:p>0.0086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y</text:p>
          </table:table-cell>
          <table:table-cell office:value-type="float" office:value="0.008071" calcext:value-type="float">
            <text:p>0.0080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y</text:p>
          </table:table-cell>
          <table:table-cell office:value-type="float" office:value="0.007482" calcext:value-type="float">
            <text:p>0.0074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y</text:p>
          </table:table-cell>
          <table:table-cell office:value-type="float" office:value="0.006885" calcext:value-type="float">
            <text:p>0.0068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y</text:p>
          </table:table-cell>
          <table:table-cell office:value-type="float" office:value="0.006282" calcext:value-type="float">
            <text:p>0.0062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y</text:p>
          </table:table-cell>
          <table:table-cell office:value-type="float" office:value="0.005672" calcext:value-type="float">
            <text:p>0.0056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y</text:p>
          </table:table-cell>
          <table:table-cell office:value-type="float" office:value="0.005056" calcext:value-type="float">
            <text:p>0.0050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y</text:p>
          </table:table-cell>
          <table:table-cell office:value-type="float" office:value="0.004435" calcext:value-type="float">
            <text:p>0.0044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y</text:p>
          </table:table-cell>
          <table:table-cell office:value-type="float" office:value="0.00381" calcext:value-type="float">
            <text:p>0.003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y</text:p>
          </table:table-cell>
          <table:table-cell office:value-type="float" office:value="0.003181" calcext:value-type="float">
            <text:p>0.0031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y</text:p>
          </table:table-cell>
          <table:table-cell office:value-type="float" office:value="0.002548" calcext:value-type="float">
            <text:p>0.0025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y</text:p>
          </table:table-cell>
          <table:table-cell office:value-type="float" office:value="0.001913" calcext:value-type="float">
            <text:p>0.0019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y</text:p>
          </table:table-cell>
          <table:table-cell office:value-type="float" office:value="0.001277" calcext:value-type="float">
            <text:p>0.0012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y</text:p>
          </table:table-cell>
          <table:table-cell office:value-type="float" office:value="0.000639" calcext:value-type="float">
            <text:p>0.00063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y</text:p>
          </table:table-cell>
          <table:table-cell office:value-type="float" office:value="-0.000639" calcext:value-type="float">
            <text:p>-0.00063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y</text:p>
          </table:table-cell>
          <table:table-cell office:value-type="float" office:value="-0.001277" calcext:value-type="float">
            <text:p>-0.0012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y</text:p>
          </table:table-cell>
          <table:table-cell office:value-type="float" office:value="-0.001913" calcext:value-type="float">
            <text:p>-0.0019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y</text:p>
          </table:table-cell>
          <table:table-cell office:value-type="float" office:value="-0.002548" calcext:value-type="float">
            <text:p>-0.0025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y</text:p>
          </table:table-cell>
          <table:table-cell office:value-type="float" office:value="-0.003181" calcext:value-type="float">
            <text:p>-0.0031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y</text:p>
          </table:table-cell>
          <table:table-cell office:value-type="float" office:value="-0.00381" calcext:value-type="float">
            <text:p>-0.003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y</text:p>
          </table:table-cell>
          <table:table-cell office:value-type="float" office:value="-0.004435" calcext:value-type="float">
            <text:p>-0.0044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y</text:p>
          </table:table-cell>
          <table:table-cell office:value-type="float" office:value="-0.005056" calcext:value-type="float">
            <text:p>-0.0050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y</text:p>
          </table:table-cell>
          <table:table-cell office:value-type="float" office:value="-0.005672" calcext:value-type="float">
            <text:p>-0.0056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y</text:p>
          </table:table-cell>
          <table:table-cell office:value-type="float" office:value="-0.006282" calcext:value-type="float">
            <text:p>-0.0062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y</text:p>
          </table:table-cell>
          <table:table-cell office:value-type="float" office:value="-0.006885" calcext:value-type="float">
            <text:p>-0.0068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y</text:p>
          </table:table-cell>
          <table:table-cell office:value-type="float" office:value="-0.007482" calcext:value-type="float">
            <text:p>-0.0074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y</text:p>
          </table:table-cell>
          <table:table-cell office:value-type="float" office:value="-0.008071" calcext:value-type="float">
            <text:p>-0.0080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y</text:p>
          </table:table-cell>
          <table:table-cell office:value-type="float" office:value="-0.008653" calcext:value-type="float">
            <text:p>-0.0086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y</text:p>
          </table:table-cell>
          <table:table-cell office:value-type="float" office:value="-0.009225" calcext:value-type="float">
            <text:p>-0.0092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y</text:p>
          </table:table-cell>
          <table:table-cell office:value-type="float" office:value="-0.009788" calcext:value-type="float">
            <text:p>-0.0097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y</text:p>
          </table:table-cell>
          <table:table-cell office:value-type="float" office:value="-0.010342" calcext:value-type="float">
            <text:p>-0.0103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y</text:p>
          </table:table-cell>
          <table:table-cell office:value-type="float" office:value="-0.010885" calcext:value-type="float">
            <text:p>-0.0108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y</text:p>
          </table:table-cell>
          <table:table-cell office:value-type="float" office:value="-0.011417" calcext:value-type="float">
            <text:p>-0.0114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y</text:p>
          </table:table-cell>
          <table:table-cell office:value-type="float" office:value="-0.011938" calcext:value-type="float">
            <text:p>-0.0119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y</text:p>
          </table:table-cell>
          <table:table-cell office:value-type="float" office:value="-0.012447" calcext:value-type="float">
            <text:p>-0.0124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y</text:p>
          </table:table-cell>
          <table:table-cell office:value-type="float" office:value="-0.012943" calcext:value-type="float">
            <text:p>-0.0129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y</text:p>
          </table:table-cell>
          <table:table-cell office:value-type="float" office:value="-0.013427" calcext:value-type="float">
            <text:p>-0.0134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y</text:p>
          </table:table-cell>
          <table:table-cell office:value-type="float" office:value="-0.013897" calcext:value-type="float">
            <text:p>-0.0138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y</text:p>
          </table:table-cell>
          <table:table-cell office:value-type="float" office:value="-0.014353" calcext:value-type="float">
            <text:p>-0.0143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y</text:p>
          </table:table-cell>
          <table:table-cell office:value-type="float" office:value="-0.014795" calcext:value-type="float">
            <text:p>-0.0147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y</text:p>
          </table:table-cell>
          <table:table-cell office:value-type="float" office:value="-0.015222" calcext:value-type="float">
            <text:p>-0.01522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y</text:p>
          </table:table-cell>
          <table:table-cell office:value-type="float" office:value="-0.015633" calcext:value-type="float">
            <text:p>-0.0156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y</text:p>
          </table:table-cell>
          <table:table-cell office:value-type="float" office:value="-0.01603" calcext:value-type="float">
            <text:p>-0.016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  <table:table-cell office:value-type="float" office:value="-0.01641" calcext:value-type="float">
            <text:p>-0.016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y</text:p>
          </table:table-cell>
          <table:table-cell office:value-type="float" office:value="-0.016774" calcext:value-type="float">
            <text:p>-0.0167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y</text:p>
          </table:table-cell>
          <table:table-cell office:value-type="float" office:value="-0.017121" calcext:value-type="float">
            <text:p>-0.01712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y</text:p>
          </table:table-cell>
          <table:table-cell office:value-type="float" office:value="-0.017451" calcext:value-type="float">
            <text:p>-0.0174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y</text:p>
          </table:table-cell>
          <table:table-cell office:value-type="float" office:value="-0.017763" calcext:value-type="float">
            <text:p>-0.0177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y</text:p>
          </table:table-cell>
          <table:table-cell office:value-type="float" office:value="-0.018058" calcext:value-type="float">
            <text:p>-0.0180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y</text:p>
          </table:table-cell>
          <table:table-cell office:value-type="float" office:value="-0.018335" calcext:value-type="float">
            <text:p>-0.0183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y</text:p>
          </table:table-cell>
          <table:table-cell office:value-type="float" office:value="-0.018594" calcext:value-type="float">
            <text:p>-0.0185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y</text:p>
          </table:table-cell>
          <table:table-cell office:value-type="float" office:value="-0.018835" calcext:value-type="float">
            <text:p>-0.0188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y</text:p>
          </table:table-cell>
          <table:table-cell office:value-type="float" office:value="-0.019056" calcext:value-type="float">
            <text:p>-0.0190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y</text:p>
          </table:table-cell>
          <table:table-cell office:value-type="float" office:value="-0.019259" calcext:value-type="float">
            <text:p>-0.0192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y</text:p>
          </table:table-cell>
          <table:table-cell office:value-type="float" office:value="-0.019442" calcext:value-type="float">
            <text:p>-0.0194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y</text:p>
          </table:table-cell>
          <table:table-cell office:value-type="float" office:value="-0.019607" calcext:value-type="float">
            <text:p>-0.0196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y</text:p>
          </table:table-cell>
          <table:table-cell office:value-type="float" office:value="-0.019752" calcext:value-type="float">
            <text:p>-0.0197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y</text:p>
          </table:table-cell>
          <table:table-cell office:value-type="float" office:value="-0.019877" calcext:value-type="float">
            <text:p>-0.0198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y</text:p>
          </table:table-cell>
          <table:table-cell office:value-type="float" office:value="-0.019982" calcext:value-type="float">
            <text:p>-0.0199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y</text:p>
          </table:table-cell>
          <table:table-cell office:value-type="float" office:value="-0.020068" calcext:value-type="float">
            <text:p>-0.02006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y</text:p>
          </table:table-cell>
          <table:table-cell office:value-type="float" office:value="-0.020134" calcext:value-type="float">
            <text:p>-0.0201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y</text:p>
          </table:table-cell>
          <table:table-cell office:value-type="float" office:value="-0.02018" calcext:value-type="float">
            <text:p>-0.020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y</text:p>
          </table:table-cell>
          <table:table-cell office:value-type="float" office:value="-0.020206" calcext:value-type="float">
            <text:p>-0.020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2:53:46.489242647</meta:creation-date>
    <dc:date>2016-05-04T22:55:02.125472775</dc:date>
    <meta:editing-duration>PT1M15S</meta:editing-duration>
    <meta:editing-cycles>1</meta:editing-cycles>
    <meta:document-statistic meta:table-count="1" meta:cell-count="800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04cm" svg:y="0.316cm" chart:style-name="ch2">
          <text:p>Решение</text:p>
        </chart:title>
        <chart:plot-area chart:style-name="ch3" table:cell-range-address="Sheet1.B1:Sheet1.B200 Sheet1.D1:Sheet1.D200" svg:x="1.331cm" svg:y="1.275cm" svg:width="14.349cm" svg:height="6.564cm">
          <chartooo:coordinate-region svg:x="2.535cm" svg:y="1.474cm" svg:width="12.905cm" svg:height="6.166cm"/>
          <chart:axis chart:dimension="x" chart:name="primary-x" chart:style-name="ch4">
            <chart:title svg:x="8.382cm" svg:y="8.019cm" chart:style-name="ch5">
              <text:p>x</text:p>
            </chart:title>
          </chart:axis>
          <chart:axis chart:dimension="y" chart:name="primary-y" chart:style-name="ch4">
            <chart:title svg:x="0.451cm" svg:y="4.68cm" chart:style-name="ch6">
              <text:p>y</text:p>
            </chart:title>
            <chart:grid chart:style-name="ch7" chart:class="major"/>
          </chart:axis>
          <chart:series chart:style-name="ch8" chart:values-cell-range-address="Sheet1.D1:Sheet1.D200" chart:class="chart:scatter">
            <chart:domain table:cell-range-address="Sheet1.B1:Sheet1.B200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200</svg:desc>
                </draw:g>
              </table:table-cell>
              <table:table-cell office:value-type="float" office:value="-0.020213">
                <text:p>-0.020213</text:p>
                <draw:g>
                  <svg:desc>Sheet1.D1:Sheet1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-0.020199">
                <text:p>-0.020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-0.020165">
                <text:p>-0.020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-0.020112">
                <text:p>-0.02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-0.020038">
                <text:p>-0.020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0.019945">
                <text:p>-0.019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-0.019833">
                <text:p>-0.019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-0.0197">
                <text:p>-0.0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-0.019549">
                <text:p>-0.019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-0.019378">
                <text:p>-0.019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-0.019188">
                <text:p>-0.019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-0.018979">
                <text:p>-0.018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-0.018752">
                <text:p>-0.018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-0.018506">
                <text:p>-0.01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-0.018243">
                <text:p>-0.018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-0.017961">
                <text:p>-0.017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-0.017662">
                <text:p>-0.017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-0.017345">
                <text:p>-0.017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-0.017012">
                <text:p>-0.017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-0.016662">
                <text:p>-0.016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-0.016295">
                <text:p>-0.016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-0.015913">
                <text:p>-0.015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-0.015515">
                <text:p>-0.015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-0.015102">
                <text:p>-0.015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-0.014674">
                <text:p>-0.014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-0.014232">
                <text:p>-0.014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-0.013777">
                <text:p>-0.013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-0.013307">
                <text:p>-0.013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-0.012825">
                <text:p>-0.012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-0.01233">
                <text:p>-0.01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-0.011824">
                <text:p>-0.011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-0.011305">
                <text:p>-0.0113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-0.010776">
                <text:p>-0.010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-0.010236">
                <text:p>-0.010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-0.009687">
                <text:p>-0.009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-0.009128">
                <text:p>-0.009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-0.00856">
                <text:p>-0.00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-0.007984">
                <text:p>-0.007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-0.0074">
                <text:p>-0.0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-0.006809">
                <text:p>-0.006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-0.006211">
                <text:p>-0.006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-0.005607">
                <text:p>-0.005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-0.004998">
                <text:p>-0.004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-0.004384">
                <text:p>-0.004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-0.003765">
                <text:p>-0.003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-0.003143">
                <text:p>-0.003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-0.002518">
                <text:p>-0.002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-0.001891">
                <text:p>-0.0018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-0.001262">
                <text:p>-0.001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-0.000631">
                <text:p>-0.0006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0.001891">
                <text:p>0.001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0.003143">
                <text:p>0.003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0.003765">
                <text:p>0.003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0.004384">
                <text:p>0.004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0.004998">
                <text:p>0.004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0.005607">
                <text:p>0.005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06211">
                <text:p>0.006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0.006809">
                <text:p>0.006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0.007984">
                <text:p>0.0079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0.00856">
                <text:p>0.00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0.009128">
                <text:p>0.009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0.009687">
                <text:p>0.009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0.010236">
                <text:p>0.0102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0.010776">
                <text:p>0.010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0.011305">
                <text:p>0.011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0.011824">
                <text:p>0.011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0.01233">
                <text:p>0.012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0.012825">
                <text:p>0.012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0.013307">
                <text:p>0.013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0.013777">
                <text:p>0.0137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0.014232">
                <text:p>0.0142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014674">
                <text:p>0.014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0.015102">
                <text:p>0.015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015515">
                <text:p>0.015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0.015913">
                <text:p>0.0159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016295">
                <text:p>0.0162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0.016662">
                <text:p>0.0166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0.017012">
                <text:p>0.017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0.017345">
                <text:p>0.017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0.017662">
                <text:p>0.0176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0.017961">
                <text:p>0.0179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0.018243">
                <text:p>0.0182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0.018506">
                <text:p>0.018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0.018752">
                <text:p>0.0187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0.018979">
                <text:p>0.018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0.019188">
                <text:p>0.019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0.019378">
                <text:p>0.019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0.019549">
                <text:p>0.019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0.019833">
                <text:p>0.0198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0.019945">
                <text:p>0.0199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0.020038">
                <text:p>0.0200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0.020112">
                <text:p>0.020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0.020165">
                <text:p>0.020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0.020199">
                <text:p>0.020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020213">
                <text:p>0.020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0.020206">
                <text:p>0.020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0.02018">
                <text:p>0.020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0.020134">
                <text:p>0.0201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0.020068">
                <text:p>0.0200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0.019982">
                <text:p>0.0199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019877">
                <text:p>0.0198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0.019752">
                <text:p>0.019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0.019607">
                <text:p>0.019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0.019442">
                <text:p>0.0194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0.019259">
                <text:p>0.019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0.019056">
                <text:p>0.019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0.018835">
                <text:p>0.0188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0.018594">
                <text:p>0.0185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0.018335">
                <text:p>0.0183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0.018058">
                <text:p>0.018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0.017763">
                <text:p>0.017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017451">
                <text:p>0.0174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017121">
                <text:p>0.017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016774">
                <text:p>0.0167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01641">
                <text:p>0.016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01603">
                <text:p>0.01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015633">
                <text:p>0.0156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015222">
                <text:p>0.015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014795">
                <text:p>0.0147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014353">
                <text:p>0.014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013897">
                <text:p>0.0138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013427">
                <text:p>0.0134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012943">
                <text:p>0.0129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012447">
                <text:p>0.0124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011938">
                <text:p>0.0119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011417">
                <text:p>0.0114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010885">
                <text:p>0.0108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010342">
                <text:p>0.0103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009788">
                <text:p>0.0097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009225">
                <text:p>0.009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008653">
                <text:p>0.0086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008071">
                <text:p>0.0080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007482">
                <text:p>0.007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006885">
                <text:p>0.0068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006282">
                <text:p>0.0062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005056">
                <text:p>0.005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004435">
                <text:p>0.004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00381">
                <text:p>0.003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003181">
                <text:p>0.0031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002548">
                <text:p>0.0025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001913">
                <text:p>0.0019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001277">
                <text:p>0.0012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-0.000639">
                <text:p>-0.0006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-0.001277">
                <text:p>-0.0012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-0.001913">
                <text:p>-0.0019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-0.002548">
                <text:p>-0.002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-0.003181">
                <text:p>-0.0031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-0.00381">
                <text:p>-0.00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-0.004435">
                <text:p>-0.004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-0.005056">
                <text:p>-0.0050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-0.005672">
                <text:p>-0.0056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-0.006282">
                <text:p>-0.0062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-0.006885">
                <text:p>-0.0068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-0.007482">
                <text:p>-0.007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-0.008071">
                <text:p>-0.0080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-0.008653">
                <text:p>-0.0086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-0.009225">
                <text:p>-0.0092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-0.009788">
                <text:p>-0.0097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-0.010342">
                <text:p>-0.0103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-0.010885">
                <text:p>-0.0108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-0.011417">
                <text:p>-0.0114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-0.011938">
                <text:p>-0.0119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-0.012447">
                <text:p>-0.0124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-0.012943">
                <text:p>-0.0129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-0.013427">
                <text:p>-0.0134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-0.013897">
                <text:p>-0.0138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-0.014353">
                <text:p>-0.0143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-0.014795">
                <text:p>-0.0147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-0.015222">
                <text:p>-0.0152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-0.015633">
                <text:p>-0.0156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-0.01603">
                <text:p>-0.016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-0.01641">
                <text:p>-0.016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-0.016774">
                <text:p>-0.0167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-0.017121">
                <text:p>-0.0171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-0.017451">
                <text:p>-0.0174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-0.017763">
                <text:p>-0.0177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-0.018058">
                <text:p>-0.0180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-0.018335">
                <text:p>-0.0183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-0.018594">
                <text:p>-0.0185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-0.018835">
                <text:p>-0.0188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-0.019056">
                <text:p>-0.019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-0.019259">
                <text:p>-0.0192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-0.019442">
                <text:p>-0.0194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-0.019607">
                <text:p>-0.0196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-0.019752">
                <text:p>-0.0197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-0.019877">
                <text:p>-0.0198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-0.019982">
                <text:p>-0.0199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-0.020068">
                <text:p>-0.0200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-0.020134">
                <text:p>-0.0201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-0.02018">
                <text:p>-0.02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-0.020206">
                <text:p>-0.02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